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1d2" officeooo:paragraph-rsid="0001d1d2"/>
    </style:style>
    <style:style style:name="P2" style:family="paragraph" style:parent-style-name="Standard">
      <style:text-properties officeooo:rsid="0001d1d2" officeooo:paragraph-rsid="0001d1d2"/>
    </style:style>
    <style:style style:name="P3" style:family="paragraph" style:parent-style-name="Standard">
      <style:text-properties fo:font-weight="normal" officeooo:rsid="0027ec41" officeooo:paragraph-rsid="0003a0ab" style:font-weight-asian="normal" style:font-weight-complex="normal"/>
    </style:style>
    <style:style style:name="P4" style:family="paragraph" style:parent-style-name="Standard">
      <style:text-properties fo:font-size="11pt" fo:font-weight="normal" officeooo:rsid="0027ec41" officeooo:paragraph-rsid="00054095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27f7ff" officeooo:paragraph-rsid="00054095" style:font-size-asian="9.60000038146973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:</text:p>
      <text:p text:style-name="P1"/>
      <text:p text:style-name="P1">817 <text:s/>git init</text:p>
      <text:p text:style-name="P1"><text:s text:c="2"/>818 <text:s/>touch a{1..2}</text:p>
      <text:p text:style-name="P1"><text:s text:c="2"/>819 <text:s/>mkdir b{1..3}</text:p>
      <text:p text:style-name="P1"><text:s text:c="2"/>820 <text:s/>git status</text:p>
      <text:p text:style-name="P1"><text:s text:c="2"/>821 <text:s/>ls</text:p>
      <text:p text:style-name="P1"><text:s text:c="2"/>822 <text:s/>git add .</text:p>
      <text:p text:style-name="P1"><text:s text:c="2"/>823 <text:s/>git status </text:p>
      <text:p text:style-name="P1"><text:s text:c="2"/>824 <text:s/>git commit -m "m1"</text:p>
      <text:p text:style-name="P1"><text:s text:c="2"/>825 <text:s/>ls</text:p>
      <text:p text:style-name="P1"><text:s text:c="2"/>826 <text:s/>git log</text:p>
      <text:p text:style-name="P1"><text:s text:c="2"/>827 <text:s/>git log --oneline</text:p>
      <text:p text:style-name="P1"><text:s text:c="2"/>828 <text:s/>git show log 55af30d</text:p>
      <text:p text:style-name="P1"><text:s text:c="2"/>829 <text:s/>git show 55af30d</text:p>
      <text:p text:style-name="P1"><text:s text:c="2"/>830 <text:s/>vim a1</text:p>
      <text:p text:style-name="P1"><text:s text:c="2"/>831 <text:s/>git status</text:p>
      <text:p text:style-name="P1"><text:s text:c="2"/>832 <text:s/>git add .</text:p>
      <text:p text:style-name="P1"><text:s text:c="2"/>833 <text:s/>git commit -m "m2"</text:p>
      <text:p text:style-name="P1"><text:s text:c="2"/>834 <text:s/>git log --oneline</text:p>
      <text:p text:style-name="P1"><text:s text:c="2"/>835 <text:s/>git show 8ac0c63</text:p>
      <text:p text:style-name="P1"><text:s text:c="2"/>836 <text:s/>vim a1</text:p>
      <text:p text:style-name="P1"><text:s text:c="2"/>837 <text:s/>git add .</text:p>
      <text:p text:style-name="P1"><text:s text:c="2"/>838 <text:s/>git staut</text:p>
      <text:p text:style-name="P1"><text:s text:c="2"/>839 <text:s/>sgit status</text:p>
      <text:p text:style-name="P1"><text:s text:c="2"/>840 <text:s/>git status</text:p>
      <text:p text:style-name="P1"><text:s text:c="2"/>841 <text:s/>git commit -m "m3"</text:p>
      <text:p text:style-name="P1"><text:s text:c="2"/>842 <text:s/>git log</text:p>
      <text:p text:style-name="P1"><text:s text:c="2"/>843 <text:s/>got log --oneline</text:p>
      <text:p text:style-name="P1"><text:s text:c="2"/>844 <text:s/>git log --oneline</text:p>
      <text:p text:style-name="P1"><text:s text:c="2"/>845 <text:s/>git show c7c7073</text:p>
      <text:p text:style-name="P1"><text:s text:c="2"/>846 <text:s/>git remote add origin https://github.com/santhoshgit8/test.git</text:p>
      <text:p text:style-name="P1"><text:s text:c="2"/>847 <text:s/>git branch -m Main</text:p>
      <text:p text:style-name="P1"><text:s text:c="2"/>848 <text:s/>git branch</text:p>
      <text:p text:style-name="P1"><text:s text:c="2"/>849 <text:s/>git remote add origin main</text:p>
      <text:p text:style-name="P1"><text:s text:c="2"/>850 <text:s/>git push -u origin main</text:p>
      <text:p text:style-name="P1"><text:s text:c="2"/>851 <text:s/>git push</text:p>
      <text:p text:style-name="P1"><text:s text:c="2"/>852 <text:s/>git push -u origin main</text:p>
      <text:p text:style-name="P1"><text:s text:c="2"/>853 <text:s/>git remote add origin https://github.com/santhoshgit8/test.git</text:p>
      <text:p text:style-name="P1"><text:s text:c="2"/>854 <text:s/>git branch -M main</text:p>
      <text:p text:style-name="P1"><text:s text:c="2"/>855 <text:s/>git push -u origin main</text:p>
      <text:p text:style-name="P1"><text:s text:c="2"/>856 <text:s/>git logs --oneline</text:p>
      <text:p text:style-name="P1"><text:s text:c="2"/>857 <text:s/>git log</text:p>
      <text:p text:style-name="P1"><text:s text:c="2"/>858 <text:s/>git pull</text:p>
      <text:p text:style-name="P1"><text:s text:c="2"/>859 <text:s/>git log </text:p>
      <text:p text:style-name="P1"><text:s text:c="2"/>860 <text:s/>git log --oneline</text:p>
      <text:p text:style-name="P1"><text:s text:c="2"/>861 <text:s/>git show 5cb538d</text:p>
      <text:p text:style-name="P1"><text:s text:c="2"/>862 <text:s/>history</text:p>
      <text:p text:style-name="P1"/>
      <text:p text:style-name="P3"><text:s text:c="2"/>866 <text:s/>git branch -c s1</text:p>
      <text:p text:style-name="P3"><text:s text:c="2"/>867 <text:s/>git branch -c s2</text:p>
      <text:p text:style-name="P3"><text:s text:c="2"/>868 <text:s/>git checkout s1</text:p>
      <text:p text:style-name="P3"><text:soft-page-break/><text:s text:c="2"/>869 <text:s/>ls</text:p>
      <text:p text:style-name="P3"><text:s text:c="2"/>870 <text:s/>git rm b1</text:p>
      <text:p text:style-name="P3"><text:s text:c="2"/>871 <text:s/>git rm a2</text:p>
      <text:p text:style-name="P3"><text:s text:c="2"/>872 <text:s/>ls</text:p>
      <text:p text:style-name="P3"><text:s text:c="2"/>873 <text:s/>git add .</text:p>
      <text:p text:style-name="P3"><text:s text:c="2"/>874 <text:s/>git commit -m "sm1"</text:p>
      <text:p text:style-name="P3"><text:s text:c="2"/>875 <text:s/>ls</text:p>
      <text:p text:style-name="P3"><text:s text:c="2"/>876 <text:s/>git swithc main</text:p>
      <text:p text:style-name="P3"><text:s text:c="2"/>877 <text:s/>ls</text:p>
      <text:p text:style-name="P3"><text:s text:c="2"/>878 <text:s/>git switch main</text:p>
      <text:p text:style-name="P3"><text:s text:c="2"/>879 <text:s/>ls</text:p>
      <text:p text:style-name="P3"><text:s text:c="2"/>880 <text:s/>git merge s1</text:p>
      <text:p text:style-name="P3"><text:s text:c="2"/>881 <text:s/>ls</text:p>
      <text:p text:style-name="P3"><text:s text:c="2"/>882 <text:s/>touch c1</text:p>
      <text:p text:style-name="P3"><text:s text:c="2"/>883 <text:s/>ls</text:p>
      <text:p text:style-name="P3"><text:s text:c="2"/>884 <text:s/>git add .</text:p>
      <text:p text:style-name="P3"><text:s text:c="2"/>885 <text:s/>git commit -m "m4"</text:p>
      <text:p text:style-name="P3"><text:s text:c="2"/>886 <text:s/>ls</text:p>
      <text:p text:style-name="P3"><text:s text:c="2"/>887 <text:s/>git switch s1</text:p>
      <text:p text:style-name="P3"><text:s text:c="2"/>888 <text:s/>ls</text:p>
      <text:p text:style-name="P3"><text:s text:c="2"/>889 <text:s/>git merge main</text:p>
      <text:p text:style-name="P3"><text:s text:c="2"/>890 <text:s/>ls</text:p>
      <text:p text:style-name="P3"><text:s text:c="2"/>891 <text:s/>touch d{1..2}.txt</text:p>
      <text:p text:style-name="P3"><text:s text:c="2"/>892 <text:s/>ls</text:p>
      <text:p text:style-name="P3"><text:s text:c="2"/>893 <text:s/>vim .gitignore </text:p>
      <text:p text:style-name="P3"><text:s text:c="2"/>894 <text:s/>ls</text:p>
      <text:p text:style-name="P3"><text:s text:c="2"/>895 <text:s/>git status</text:p>
      <text:p text:style-name="P3"><text:s text:c="2"/>896 <text:s/>git add . </text:p>
      <text:p text:style-name="P3"><text:s text:c="2"/>897 <text:s/>git commit -m "m4</text:p>
      <text:p text:style-name="P3">"</text:p>
      <text:p text:style-name="P3"><text:s text:c="2"/>898 <text:s/>gits status</text:p>
      <text:p text:style-name="P3"/>
      <text:p text:style-name="P5">Commands:</text:p>
      <text:p text:style-name="P5"><text:s/>902 <text:s/>cat &gt; a1</text:p>
      <text:p text:style-name="P5"><text:s text:c="2"/>903 <text:s/>ls</text:p>
      <text:p text:style-name="P5"><text:s text:c="2"/>904 <text:s/>git status</text:p>
      <text:p text:style-name="P5"><text:s text:c="2"/>905 <text:s/>git diff </text:p>
      <text:p text:style-name="P5"><text:s text:c="2"/>906 <text:s/>git checkout a1</text:p>
      <text:p text:style-name="P5"><text:s text:c="2"/>907 <text:s/>ls</text:p>
      <text:p text:style-name="P5"><text:s text:c="2"/>908 <text:s/>git diff</text:p>
      <text:p text:style-name="P5"><text:s text:c="2"/>909 <text:s/>git log</text:p>
      <text:p text:style-name="P5"><text:s text:c="2"/>910 <text:s/>clear</text:p>
      <text:p text:style-name="P5"><text:s text:c="2"/>911 <text:s/>git branch</text:p>
      <text:p text:style-name="P5"><text:s text:c="2"/>912 <text:s/>cat &gt; a1</text:p>
      <text:p text:style-name="P5"><text:s text:c="2"/>913 <text:s/>git add .</text:p>
      <text:p text:style-name="P5"><text:s text:c="2"/>914 <text:s/>git status</text:p>
      <text:p text:style-name="P5"><text:s text:c="2"/>915 <text:s/>git diff --cached</text:p>
      <text:p text:style-name="P5"><text:s text:c="2"/>916 <text:s/>git restore --staged a1</text:p>
      <text:p text:style-name="P5"><text:s text:c="2"/>917 <text:s/>ls</text:p>
      <text:p text:style-name="P5"><text:s text:c="2"/>918 <text:s/>git diff --cached</text:p>
      <text:p text:style-name="P5"><text:s text:c="2"/>919 <text:s/>cat &gt; a1</text:p>
      <text:p text:style-name="P5"><text:s text:c="2"/>920 <text:s/>git add .</text:p>
      <text:p text:style-name="P5"><text:s text:c="2"/>921 <text:s/>git commit -m " m1</text:p>
      <text:p text:style-name="P5">"</text:p>
      <text:p text:style-name="P5"><text:soft-page-break/><text:s text:c="2"/>922 <text:s/>git log</text:p>
      <text:p text:style-name="P5"><text:s text:c="2"/>923 <text:s/>git log --oneline</text:p>
      <text:p text:style-name="P5"><text:s text:c="2"/>924 <text:s/>git diff f6b17d0..b786fb1</text:p>
      <text:p text:style-name="P5"><text:s text:c="2"/>925 <text:s/>git log</text:p>
      <text:p text:style-name="P5"><text:s text:c="2"/>926 <text:s/>git diff f6b17d0..b786fb1</text:p>
      <text:p text:style-name="P5"><text:s text:c="2"/>927 <text:s/>git revert Head</text:p>
      <text:p text:style-name="P5"><text:s text:c="2"/>928 <text:s/>git diff f6b17d0..b786fb1</text:p>
      <text:p text:style-name="P5"><text:s text:c="2"/>929 <text:s/>git log --oneline</text:p>
      <text:p text:style-name="P5"><text:s text:c="2"/>930 <text:s/>git revert HEAD</text:p>
      <text:p text:style-name="P5"><text:s text:c="2"/>931 <text:s/>git log --oneline</text:p>
      <text:p text:style-name="P5"><text:s text:c="2"/>932 <text:s/>git reset --hard b786fb1</text:p>
      <text:p text:style-name="P5"><text:s text:c="2"/>933 <text:s/>git log --oneline</text:p>
      <text:p text:style-name="P4"/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0:15:38.374077316</meta:creation-date>
    <dc:date>2023-03-08T11:19:52.123695969</dc:date>
    <meta:editing-duration>PT9M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16" meta:word-count="421" meta:character-count="2204" meta:non-whitespace-character-count="1576"/>
  </office:meta>
</office:document-meta>
</file>